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2">
      <style:text-properties fo:font-style="normal" fo:font-weight="normal" officeooo:paragraph-rsid="001f3881" style:font-style-asian="normal" style:font-weight-asian="normal" style:font-style-complex="normal" style:font-weight-complex="normal"/>
    </style:style>
    <style:style style:name="P2" style:family="paragraph" style:parent-style-name="Heading_20_1">
      <style:text-properties officeooo:paragraph-rsid="001f3881"/>
    </style:style>
    <style:style style:name="P3" style:family="paragraph" style:parent-style-name="Title">
      <style:text-properties officeooo:paragraph-rsid="001f3881"/>
    </style:style>
    <style:style style:name="P4" style:family="paragraph" style:parent-style-name="Heading_20_2">
      <style:text-properties officeooo:paragraph-rsid="001f3881"/>
    </style:style>
    <style:style style:name="T1" style:family="text">
      <style:text-properties officeooo:rsid="001f3881"/>
    </style:style>
    <style:style style:name="T2" style:family="text">
      <style:text-properties fo:font-style="italic" officeooo:rsid="001f3881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eneralized Addressing in MULTICS</text:span></text:p>
      <text:h text:style-name="P2" text:outline-level="1"><text:span text:style-name="T1">From the paper, </text:span><text:span text:style-name="T2">Virtual Memory, Processes, and Sharing in MULTICS</text:span></text:h>
      <text:h text:style-name="P4" text:outline-level="2"><text:span text:style-name="T2">Objectives</text:span></text:h>
      <text:list xml:id="list1421395499" text:style-name="L2">
        <text:list-item>
          <text:p text:style-name="P1"><text:span text:style-name="T1">Provide users with machine-independent virtual memory</text:span></text:p>
        </text:list-item>
        <text:list-item>
          <text:p text:style-name="P1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u-Kai Chin</meta:initial-creator>
    <meta:creation-date>2013-02-27T14:51:48</meta:creation-date>
    <dc:date>2013-02-27T15:30:20</dc:date>
    <dc:creator>Shiu-Kai Chin</dc:creator>
    <meta:editing-duration>PT23M22S</meta:editing-duration>
    <meta:editing-cycles>1</meta:editing-cycles>
    <meta:document-statistic meta:table-count="0" meta:image-count="0" meta:object-count="0" meta:page-count="1" meta:paragraph-count="4" meta:word-count="24" meta:character-count="170" meta:non-whitespace-character-count="149"/>
    <meta:generator>LibreOffice/3.6$Linux_X86_64 LibreOffice_project/360m1$Build-2</meta:generator>
  </office:meta>
</office:document-meta>
</file>